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Suchoptionen bei Benutzer Index ergänz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freigeben. Beim Freigeben alle Artikel und Korbfarbe lös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 office:value-type="string">
            <text:p><text:s/></text:p>
          </table:table-cell>
          <table:table-cell table:style-name="ce4" office:value-type="string">
            <text:p>Wenn Liste voll ist 'Neuen Artikel erstellen' Seite nicht anzeigen</text:p>
          </table:table-cell>
          <table:table-cell table:style-name="ce4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formation über Konsequenz wenn Liste freigegeben wird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enutzer darf nur gelöscht werden, wenn kein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 User Indexseite anzeigen wieviel bzw. welch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Hilfe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 → Spielerei - Wenn jemand in gravatar.com ein Bild hinterlegt hat, wird dieses im Profil angezeigt. 'Change' springt zu gravatar.com.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Unsicher, ob Korbfarbe gespeichert wurde → Meldung 'List aktualisiert am oberen Rand'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Eigene Schaltfläche 'abmelden' → Abmelden ist jetzt in der Hilfe beschrieb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19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21T16:37:44</dc:date>
    <dc:creator>Pierre Sugar</dc:creator>
    <meta:editing-duration>P18DT10H13M12S</meta:editing-duration>
    <meta:editing-cycles>55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05" meta:object-count="0"/>
  </office:meta>
</office:document-meta>
</file>